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d3b" officeooo:paragraph-rsid="00185d3b"/>
    </style:style>
    <style:style style:name="P2" style:family="paragraph" style:parent-style-name="Standard">
      <style:text-properties officeooo:rsid="001a19c4" officeooo:paragraph-rsid="001a19c4"/>
    </style:style>
    <style:style style:name="P3" style:family="paragraph" style:parent-style-name="Standard">
      <style:text-properties officeooo:rsid="0015f133" officeooo:paragraph-rsid="001a19c4"/>
    </style:style>
    <style:style style:name="P4" style:family="paragraph" style:parent-style-name="Standard">
      <style:text-properties officeooo:rsid="0015f133" officeooo:paragraph-rsid="001aa3c9"/>
    </style:style>
    <style:style style:name="P5" style:family="paragraph" style:parent-style-name="Standard">
      <style:text-properties officeooo:rsid="0014a513" officeooo:paragraph-rsid="001a19c4"/>
    </style:style>
    <style:style style:name="P6" style:family="paragraph" style:parent-style-name="Standard">
      <style:text-properties fo:font-weight="bold" officeooo:rsid="001a19c4" officeooo:paragraph-rsid="001a19c4" style:font-weight-asian="bold" style:font-weight-complex="bold"/>
    </style:style>
    <style:style style:name="P7" style:family="paragraph" style:parent-style-name="Standard">
      <style:text-properties fo:font-weight="bold" officeooo:rsid="00185d3b" officeooo:paragraph-rsid="00185d3b" style:font-weight-asian="bold" style:font-weight-complex="bold"/>
    </style:style>
    <style:style style:name="P8" style:family="paragraph" style:parent-style-name="Standard">
      <style:text-properties officeooo:rsid="001aa3c9" officeooo:paragraph-rsid="001a19c4"/>
    </style:style>
    <style:style style:name="P9" style:family="paragraph" style:parent-style-name="Standard">
      <style:text-properties officeooo:rsid="001aa3c9" officeooo:paragraph-rsid="001aa3c9"/>
    </style:style>
    <style:style style:name="P10" style:family="paragraph" style:parent-style-name="Standard">
      <style:text-properties officeooo:rsid="001f1c0e" officeooo:paragraph-rsid="001f1c0e"/>
    </style:style>
    <style:style style:name="P11" style:family="paragraph" style:parent-style-name="Standard">
      <style:text-properties officeooo:rsid="0015f133" officeooo:paragraph-rsid="001a19c4"/>
    </style:style>
    <style:style style:name="T1" style:family="text">
      <style:text-properties officeooo:rsid="0018c51d"/>
    </style:style>
    <style:style style:name="T2" style:family="text">
      <style:text-properties officeooo:rsid="001a19c4"/>
    </style:style>
    <style:style style:name="T3" style:family="text">
      <style:text-properties officeooo:rsid="001aa3c9"/>
    </style:style>
    <style:style style:name="T4" style:family="text">
      <style:text-properties officeooo:rsid="001b63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irst Summer Experiment Notes</text:p>
      <text:p text:style-name="P1"/>
      <text:p text:style-name="P1"/>
      <text:p text:style-name="P6">General Notes:</text:p>
      <text:p text:style-name="P2"/>
      <text:p text:style-name="P5">7-11. Planted seeds. Irrigation ~ 625 mL (9 minutes @ 1 gph)</text:p>
      <text:p text:style-name="P3"/>
      <text:p text:style-name="P3">**NOTE: At some point (not recorded ??) I changed the irrigation to 15 minutes with 4 L/hr emitters, or ca. 1000 mL).</text:p>
      <text:p text:style-name="P8"/>
      <text:p text:style-name="P3"/>
      <text:p text:style-name="P5">8-14. Scales 1-4 logging.</text:p>
      <text:p text:style-name="P5">8-21. Wind sensors logging.</text:p>
      <text:p text:style-name="P3">8-22. Scales 5-8 logging.</text:p>
      <text:p text:style-name="P10">8-22. Leaf measurements on 4 plants (2 well-watered, 2 full-drought).</text:p>
      <text:p text:style-name="P4">8-23. Psychrometers placed on all <text:span text:style-name="T3">treatments. </text:span></text:p>
      <text:p text:style-name="P3">8-24. All 12 plants on scales logging.</text:p>
      <text:p text:style-name="P9">8-24. Treatments began. Irrigation on at <text:span text:style-name="T4">~18:00 (MST) each day.</text:span></text:p>
      <text:p text:style-name="P10">9-3. Ended experiment.</text:p>
      <text:p text:style-name="P3"/>
      <text:p text:style-name="P3"/>
      <text:p text:style-name="P3"/>
      <text:p text:style-name="P3"/>
      <text:p text:style-name="P7">Scales <text:span text:style-name="T2">data</text:span>:</text:p>
      <text:p text:style-name="P1"/>
      <text:p text:style-name="P1"><text:span text:style-name="T2">Scales </text:span>1-4 in moderate trt, 5-8 in fully-watered trt <text:span text:style-name="T1">(?? diagram says dry trt) need to check data.</text:span> </text:p>
      <text:p text:style-name="P1"/>
      <text:p text:style-name="P1">**Todo: Infer treatment start date from scale data &amp; get old notebook from offic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2:33:17.199761582</meta:creation-date>
    <dc:date>2020-05-06T16:01:23.049298268</dc:date>
    <meta:editing-duration>PT5H15M3S</meta:editing-duration>
    <meta:editing-cycles>4</meta:editing-cycles>
    <meta:generator>LibreOffice/6.4.2.2$Linux_X86_64 LibreOffice_project/40$Build-2</meta:generator>
    <meta:document-statistic meta:table-count="0" meta:image-count="0" meta:object-count="0" meta:page-count="1" meta:paragraph-count="15" meta:word-count="122" meta:character-count="728" meta:non-whitespace-character-count="619"/>
  </office:meta>
</office:document-meta>
</file>